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4645EA5018AA0F1B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000" loext:opacity="100%" style:font-name="Times New Roman" fo:font-size="40pt" officeooo:rsid="0004740b" officeooo:paragraph-rsid="0004740b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111111" loext:opacity="100%" style:font-name="Times New Roman" fo:font-size="40pt" fo:font-weight="bold" officeooo:rsid="00061d85" officeooo:paragraph-rsid="00061d85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1.7591in" svg:y="0.1in" svg:width="3.1252in" svg:height="2.7165in" draw:z-index="0"><draw:image xlink:href="Pictures/10000201000001770000014645EA5018AA0F1B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atistic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27:19.289675562</meta:creation-date>
    <meta:generator>LibreOffice/7.0.3.1$Linux_X86_64 LibreOffice_project/00$Build-1</meta:generator>
    <dc:date>2021-03-17T07:55:58.107055879</dc:date>
    <meta:editing-duration>PT28M53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</office:meta>
</office:document-meta>
</file>